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6.5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57.15mm" fo:break-before="auto" style:use-optimal-row-height="true"/>
    </style:style>
    <style:style style:name="ro128" style:family="table-row">
      <style:table-row-properties style:row-height="105.48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3" style:family="table-row">
      <style:table-row-properties style:row-height="68.79mm" fo:break-before="auto" style:use-optimal-row-height="true"/>
    </style:style>
    <style:style style:name="ro134" style:family="table-row">
      <style:table-row-properties style:row-height="29.28mm" fo:break-before="auto" style:use-optimal-row-height="true"/>
    </style:style>
    <style:style style:name="ro13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19">同期タブのIDがうまくとれない。</text:span></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11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3">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7:20:50.65113967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2T17:53:08.165712736</dc:date>
    <meta:editing-duration>P8DT22H11M51S</meta:editing-duration>
    <meta:editing-cycles>559</meta:editing-cycles>
    <meta:document-statistic meta:table-count="5" meta:cell-count="9569" meta:object-count="0"/>
  </office:meta>
</office:document-meta>
</file>